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iler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iler.sa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iler.save( OutputStream stream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70">
            <text:p text:style-name="Table_20_Contents">70</text:p>
          </table:table-cell>
        </table:table-row>
        <table:table-row>
          <table:table-cell office:value-type="string">
            <text:p text:style-name="Table_20_Contents">Compiler.Compiler( String name , String aliases [ ] , CharsetEncoder enco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piler.process( Charset chars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mpiler.save( File 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iler.main( String args [ ]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